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6.62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8.488cm" svg:height="26.873cm" svg:x="0cm" svg:y="0.305cm">
          <draw:text-box>
            <text:p text:style-name="P1"><text:span text:style-name="T1">2</text:span><text:span text:style-name="T1">、</text:span><text:span text:style-name="T1">$(shell pwd)</text:span><text:span text:style-name="T1">和</text:span><text:span text:style-name="T1">$(pwd)</text:span><text:span text:style-name="T1">用法区别</text:span></text:p>
            <text:p text:style-name="P1"><text:span text:style-name="T1">$(shell pwd)</text:span><text:span text:style-name="T1">：执行</text:span><text:span text:style-name="T1">pwd</text:span><text:span text:style-name="T1">命令</text:span></text:p>
            <text:p text:style-name="P1"><text:span text:style-name="T1"/></text:p>
            <text:p text:style-name="P1"><text:span text:style-name="T1">$(pwd)</text:span><text:span text:style-name="T1">：表示当前所在目录</text:span></text:p>
            <text:p text:style-name="P1"><text:span text:style-name="T1"/></text:p>
            <text:p text:style-name="P1"><text:span text:style-name="T1">举个栗子：</text:span></text:p>
            <text:p text:style-name="P1"><text:span text:style-name="T1"/></text:p>
            <text:p text:style-name="P1"><text:span text:style-name="T1">$(shell cd $(shell pwd)/`dirname $(FILE)`/; pwd)</text:span></text:p>
            <text:p text:style-name="P1"><text:span text:style-name="T1">$(shell svn info | grep 'Revision')</text:span></text:p>
            <text:p text:style-name="P1"><text:span text:style-name="T1"/></text:p>
            <text:p text:style-name="P1"><text:span text:style-name="T1">3</text:span><text:span text:style-name="T1">、</text:span><text:span text:style-name="T1">makefile</text:span><text:span text:style-name="T1">中使用</text:span><text:span text:style-name="T1">shell</text:span><text:span text:style-name="T1">函数</text:span></text:p>
            <text:p text:style-name="P1"><text:span text:style-name="T1">shell</text:span><text:span text:style-name="T1">函数</text:span></text:p>
            <text:p text:style-name="P1"><text:span text:style-name="T1">shell</text:span><text:span text:style-name="T1">函数也不像其它的函数。顾名思义，它的参数应该就是操作系统</text:span><text:span text:style-name="T1">Shell</text:span><text:span text:style-name="T1">的命令。它和反引号“</text:span><text:span text:style-name="T1">`”</text:span><text:span text:style-name="T1">是相同的功能。这就是说，</text:span><text:span text:style-name="T1">shell</text:span><text:span text:style-name="T1">函数把执行操作系统命令后的输出作为函数返回。于是，我们可以用操作系统命令以及字符串处理命令</text:span><text:span text:style-name="T1">awk</text:span><text:span text:style-name="T1">，</text:span><text:span text:style-name="T1">sed</text:span><text:span text:style-name="T1">等等命令来生成一个变量，如：</text:span></text:p>
            <text:p text:style-name="P1"><text:span text:style-name="T1">contents := $(shell cat foo)</text:span></text:p>
            <text:p text:style-name="P1"><text:span text:style-name="T1">files := $(shell echo *.c)</text:span></text:p>
            <text:p text:style-name="P1"><text:span text:style-name="T1">注意，这个函数会新生成一个</text:span><text:span text:style-name="T1">Shell</text:span><text:span text:style-name="T1">程序来执行命令，所以你要注意其运行性能，如果你的</text:span><text:span text:style-name="T1">Makefile</text:span><text:span text:style-name="T1">中有一些比较复杂的规则，并大量使用了这个函数，那么对于你的系统性能是有害的。特别是</text:span><text:span text:style-name="T1">Makefile</text:span><text:span text:style-name="T1">的隐晦的规则可能会让你的</text:span><text:span text:style-name="T1">shell</text:span><text:span text:style-name="T1">函数执行的次数比你想像的多得多。</text:span></text:p>
            <text:p text:style-name="P1"><text:span text:style-name="T1"/></text:p>
            <text:p text:style-name="P1"><text:span text:style-name="T1">4</text:span><text:span text:style-name="T1">、</text:span><text:span text:style-name="T1">shell</text:span><text:span text:style-name="T1">中</text:span><text:span text:style-name="T1">dirname</text:span><text:span text:style-name="T1">与</text:span><text:span text:style-name="T1">basename</text:span></text:p>
            <text:p text:style-name="P1"><text:span text:style-name="T1">1</text:span><text:span text:style-name="T1">、</text:span><text:span text:style-name="T1">dirname</text:span><text:span text:style-name="T1">命令去除文件名中的非目录部分，删除最后一个“</text:span><text:span text:style-name="T1">\”</text:span><text:span text:style-name="T1">后面的路径，显示父目录。</text:span></text:p>
            <text:p text:style-name="P1"><text:span text:style-name="T1">语法：</text:span><text:span text:style-name="T1">dirname [</text:span><text:span text:style-name="T1">选项</text:span><text:span text:style-name="T1">] </text:span><text:span text:style-name="T1">参数</text:span></text:p>
            <text:p text:style-name="P1"><text:span text:style-name="T1">2</text:span><text:span text:style-name="T1">、</text:span><text:span text:style-name="T1">basename</text:span><text:span text:style-name="T1">命令用于打印目录或者文件的基本名称，显示最后的目录名或文件名。</text:span></text:p>
            <text:p text:style-name="P1"><text:span text:style-name="T1">语法：</text:span><text:span text:style-name="T1">basename [</text:span><text:span text:style-name="T1">选项</text:span><text:span text:style-name="T1">] </text:span><text:span text:style-name="T1">参数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2T11:33:23.077618417</meta:creation-date>
    <dc:date>2019-08-12T11:34:53.263426713</dc:date>
    <meta:editing-duration>PT1M30S</meta:editing-duration>
    <meta:editing-cycles>1</meta:editing-cycles>
    <meta:document-statistic meta:object-count="24"/>
    <meta:generator>LibreOffice/5.1.6.2$Linux_X86_64 LibreOffice_project/10m0$Build-2</meta:generator>
  </office:meta>
</office:document-meta>
</file>